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1/14/13 11:45:08 PM] Shoppie nmtdhbk: http://shoppie.top50.vn/index.php/api/webservice/merchants [1/14/13 11:45:22 PM] Shoppie nmtdhbk: đây là ví dụ cái webservice anh trả về cho Ngọc Anh về danh sách các brands [1/14/13 11:45:50 PM] Shoppie nmtdhbk: cái này load ngầm đưa vào database của app</text:p>
      <text:p text:style-name="Standard"/>
      <text:p text:style-name="Standard"/>
      <text:p text:style-name="Standard"><text:a xlink:type="simple" xlink:href="http://shoppie.top50.vn/index.php/api/webservice/merchcampaigns">http://shoppie.top50.vn/index.php/api/webservice/merchcampaigns</text:a></text:p>
      <text:p text:style-name="Standard"/>
      <text:p text:style-name="Standard">[1/15/13 12:03:27 AM] Shoppie nmtdhbk: đây là danh sách các chương trình campaign mới mà band muốn đưa đến khách hàng </text:p>
      <text:p text:style-name="Standard"/>
      <text:p text:style-name="Standard">[1/15/13 12:03:30 AM] Shoppie nmtdhbk: nó sẽ là home page </text:p>
      <text:p text:style-name="Standard"/>
      <text:p text:style-name="Standard">[1/15/13 12:03:36 AM] Shoppie nmtdhbk: khách hàng thấy ảnh mới </text:p>
      <text:p text:style-name="Standard"/>
      <text:p text:style-name="Standard">[1/15/13 12:03:39 AM] Shoppie nmtdhbk: thông tin mới </text:p>
      <text:p text:style-name="Standard"/>
      <text:p text:style-name="Standard">[1/15/13 12:03:43 AM] Shoppie nmtdhbk: quan tâm thì click vào </text:p>
      <text:p text:style-name="Standard"/>
      <text:p text:style-name="Standard">[1/15/13 12:03:47 AM] Shoppie nmtdhbk: sẽ ra chi tiết theo brand </text:p>
      <text:p text:style-name="Standard"/>
      <text:p text:style-name="Standard">[1/15/13 12:04:02 AM] Shoppie nmtdhbk: khi click vào ảnh </text:p>
      <text:p text:style-name="Standard"/>
      <text:p text:style-name="Standard">[1/15/13 12:04:05 AM] Shoppie nmtdhbk: sẽ vào trang sau </text:p>
      <text:p text:style-name="Standard"/>
      <text:p text:style-name="Standard">[1/15/13 12:04:36 AM] Shoppie nmtdhbk: trang sau hiển thị logo của thương hiệu </text:p>
      <text:p text:style-name="Standard"/>
      <text:p text:style-name="Standard">[1/15/13 12:04:43 AM] Shoppie nmtdhbk: ở phía trên</text:p>
      <text:p text:style-name="Standard"/>
      <text:p text:style-name="Standard">brand lấy ở <text:a xlink:type="simple" xlink:href="http://shoppie.top50.vn/index.php/api/webservice/merchants">http://shoppie.top50.vn/index.php/api/webservice/merchants</text:a></text:p>
      <text:p text:style-name="Standard"/>
      <text:p text:style-name="P1">liên kết với nhau bởi merchId nhé</text:p>
      <text:p text:style-name="Standard">[3:37:19 PM] TruongVV Android: Alo, ong gui to xem may cai design cai<text:line-break/>[3:37:29 PM] Tran Ngoc Anh: ok<text:line-break/>[3:37:36 PM] Tran Ngoc Anh: cho toi chup man hinh roi toi gui cho nhe<text:line-break/>[3:37:45 PM] TruongVV Android: uhn<text:line-break/>[3:41:30 PM] *** Tran Ngoc Anh sent Screenshot 2013.01.15 15.36.48.png ***<text:line-break/>[3:41:44 PM] Tran Ngoc Anh: đây là màn  hình main nhé<text:line-break/>[3:42:45 PM | Edited 3:42:58 PM] Tran Ngoc Anh: ở màn hình main tap vào nút quà tặng ở góc trên cùng bên phải sẽ ra màn hình này<text:line-break/>[3:42:59 PM] *** Tran Ngoc Anh sent Qua tang.png ***<text:line-break/>[3:44:03 PM] Tran Ngoc Anh: khi tap vào từng thương hiệu trên màn hình main(Phần ở giữa màn hình) sẽ ra màn hình chi tiết sản phẩm của thương hiệu đó<text:line-break/>[3:44:07 PM] *** Tran Ngoc Anh sent san pham.png ***<text:line-break/>[3:44:59 PM] Tran Ngoc Anh: o màn hình sản phẩm tạp vào chữ i ở góc phải màn hình sẽ ra thông tin chi tiết của sản phẩm đấy<text:line-break/>[3:45:03 PM] *** Tran Ngoc Anh sent chi tiet san pham.png ***<text:line-break/>[3:46:42 PM] Tran Ngoc Anh: khi tap vào phần location(nút dưới cùng màn hình sẽ ra màn hình này)<text:line-break/>[3:46:47 PM] *** Tran Ngoc Anh sent nearby.png ***<text:line-break/>[3:47:08 PM] Tran Ngoc Anh: near by = những cửa hàng gần vị trí người dùng<text:line-break/><text:soft-page-break/>[3:47:48 PM] Tran Ngoc Anh: trong màn hình nearby khi chọn mode bản đồ sẽ ra màn hình này<text:line-break/>[3:47:51 PM] *** Tran Ngoc Anh sent ban do.png ***<text:line-break/>[3:48:33 PM] Tran Ngoc Anh: khi tap vào nút mũi tên mầu xanh sẽ ra danh sách các sản phẩm của thương hiệu đây<text:line-break/>[3:48:44 PM] Tran Ngoc Anh: chính là màn hình san pham tôi gửi ở trên ý<text:line-break/>[3:49:14 PM] Tran Ngoc Anh: trong màn hình nearby khi chọn mode danh mục sẽ ra màn hình danh mục<text:line-break/>[3:49:18 PM] *** Tran Ngoc Anh sent danh muc.png ***<text:line-break/>[3:49:37 PM] TruongVV Android: Het man hinh chua ong oi<text:line-break/>[3:49:39 PM] Tran Ngoc Anh: còn<text:line-break/>[3:50:22 PM] Tran Ngoc Anh: khi tap vào nút tròn(bên trái nút quà tặng) ở phía trên cùng màn hình main sẽ ra màn hình check in<text:line-break/>[3:50:32 PM] *** Tran Ngoc Anh sent check in.png ***<text:line-break/>[3:50:53 PM] Tran Ngoc Anh: màn hình này sẽ load số điểm hiện tại của khách hàng đấy (100 pie)<text:line-break/>[3:51:26 PM] Tran Ngoc Anh: tên thương hiệu và địa chỉ cửa hàng của thương hiệu mà khách hàng đang thăm<text:line-break/>[3:51:43 PM] Tran Ngoc Anh: sau khi lấy đc sối pie của khách hàng<text:line-break/>[3:52:05 PM] Tran Ngoc Anh: 1s sau chương trình sẽ tự động nhẩy ra màn hình này<text:line-break/>[3:52:16 PM] *** Tran Ngoc Anh sent redeem.png ***<text:line-break/>[3:52:46 PM] Tran Ngoc Anh: redeem = đổi điểm lấy sản phầm<text:line-break/>[3:52:56 PM] Tran Ngoc Anh: trong màn hình redeem khi người dùng tap nút redeem ở phía dưới sẽ hiển thị alert<text:line-break/>[3:53:10 PM] *** Tran Ngoc Anh sent redeem_alert.png ***<text:line-break/>[3:53:14 PM] Tran Ngoc Anh: ok<text:line-break/>[3:53:16 PM] Tran Ngoc Anh: đã hết<text:line-break/>[3:53:22 PM] Tran Ngoc Anh: còn vài cái màn hình nữa<text:line-break/>[3:53:26 PM] Tran Ngoc Anh: nhưng tôi chưa làm<text:line-break/>[3:53:37 PM] Tran Ngoc Anh: hiện tại mới làm đến thế thô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23:46:50</meta:creation-date>
    <dc:date>2013-01-15T22:16:09</dc:date>
    <meta:editing-duration>PT2H17M36S</meta:editing-duration>
    <meta:editing-cycles>7</meta:editing-cycles>
    <meta:generator>OpenOffice.org/3.4.1$Unix OpenOffice.org_project/341m1$Build-9593</meta:generator>
    <meta:document-statistic meta:table-count="0" meta:image-count="0" meta:object-count="0" meta:page-count="2" meta:paragraph-count="15" meta:word-count="710" meta:character-count="3836"/>
  </office:meta>
</office:document-meta>
</file>